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3567in" svg:y="0.7087in">
            <draw:object draw:notify-on-update-of-ranges="Sheet1.A1:Sheet1.A1 Sheet1.A2:Sheet1.A4 Sheet1.B1:Sheet1.B1 Sheet1.B2:Sheet1.B4 Sheet1.C2:Sheet1.C4 Sheet1.C2:Sheet1.C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</table:table-row>
        <table:table-row table:style-name="ro2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2T14:18:00.266449075</meta:creation-date>
    <dc:date>2013-04-22T14:19:05.157225338</dc:date>
    <meta:editing-duration>P0D</meta:editing-duration>
    <meta:editing-cycles>1</meta:editing-cycles>
    <meta:document-statistic meta:table-count="1" meta:cell-count="11" meta:object-count="1"/>
    <meta:generator>LibreOffice/4.1.0.0.alpha0$Linux_X86_64 LibreOffice_project/5c88e2006bbe301596c3483ce639575f7b5d03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C2:Sheet1.C4" chart:error-lower-range="Sheet1.C2:Sheet1.C4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category="cell-range" chart:error-upper-range="Sheet1.C2:Sheet1.C4" chart:error-lower-range="Sheet1.C2:Sheet1.C4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C2:Sheet1.C4" chart:error-lower-range="Sheet1.C2:Sheet1.C4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1cm" svg:y="4.201cm" style:legend-expansion="high" chart:style-name="ch2"/>
        <chart:plot-area chart:style-name="ch3" table:cell-range-address="Sheet1.A1:Sheet1.B4" chart:data-source-has-labels="row" svg:x="0.77cm" svg:y="0.855cm" svg:width="13.2cm" svg:height="7.545cm">
          <chartooo:coordinate-region svg:x="1.206cm" svg:y="1.054cm" svg:width="12.52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scatter">
            <chart:domain table:cell-range-address="Sheet1.A2:Sheet1.A4"/>
            <chart:error-indicator chart:style-name="ch7" chart:dimension="y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2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</svg:desc>
                </draw:g>
              </table:table-cell>
              <table:table-cell office:value-type="float" office:value="3">
                <text:p>3</text:p>
                <draw:g>
                  <svg:desc>Sheet1.B2:Sheet1.B4</svg:desc>
                </draw:g>
              </table:table-cell>
              <table:table-cell office:value-type="float" office:value="0.2">
                <text:p>0.2</text:p>
                <draw:g>
                  <svg:desc>Sheet1.C2:Sheet1.C4</svg:desc>
                </draw:g>
              </table:table-cell>
              <table:table-cell office:value-type="float" office:value="0.2">
                <text:p>0.2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0.alpha0$Linux_X86_64 LibreOffice_project/5c88e2006bbe301596c3483ce639575f7b5d03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